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4" calcext:value-type="float">
            <text:p><text:s text:c="3"/>142,474</text:p>
          </table:table-cell>
          <table:table-cell table:style-name="ce36" office:value-type="float" office:value="9113845" calcext:value-type="float">
            <text:p><text:s text:c="3"/>9,113,845</text:p>
          </table:table-cell>
          <table:table-cell table:style-name="ce36" office:value-type="float" office:value="23313550" calcext:value-type="float">
            <text:p><text:s text:c="3"/>23,313,550</text:p>
          </table:table-cell>
          <table:table-cell table:style-name="ce36" office:value-type="float" office:value="11520183" calcext:value-type="float">
            <text:p><text:s text:c="3"/>11,520,183</text:p>
          </table:table-cell>
          <table:table-cell table:style-name="ce36" office:value-type="float" office:value="11793367" calcext:value-type="float">
            <text:p><text:s text:c="3"/>11,793,367</text:p>
          </table:table-cell>
          <table:table-cell table:style-name="ce53" office:value-type="float" office:value="97.68" calcext:value-type="float">
            <text:p>97.68</text:p>
          </table:table-cell>
          <table:table-cell table:style-name="ce53" office:value-type="float" office:value="644.07" calcext:value-type="float">
            <text:p>644.0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90" calcext:value-type="float">
            <text:p><text:s text:c="3"/>142,490</text:p>
          </table:table-cell>
          <table:table-cell table:style-name="ce36" office:value-type="float" office:value="9128914" calcext:value-type="float">
            <text:p><text:s text:c="3"/>9,128,914</text:p>
          </table:table-cell>
          <table:table-cell table:style-name="ce36" office:value-type="float" office:value="23332929" calcext:value-type="float">
            <text:p><text:s text:c="3"/>23,332,929</text:p>
          </table:table-cell>
          <table:table-cell table:style-name="ce36" office:value-type="float" office:value="11527152" calcext:value-type="float">
            <text:p><text:s text:c="3"/>11,527,152</text:p>
          </table:table-cell>
          <table:table-cell table:style-name="ce36" office:value-type="float" office:value="11805777" calcext:value-type="float">
            <text:p><text:s text:c="3"/>11,805,777</text:p>
          </table:table-cell>
          <table:table-cell table:style-name="ce53" office:value-type="float" office:value="97.64" calcext:value-type="float">
            <text:p>97.64</text:p>
          </table:table-cell>
          <table:table-cell table:style-name="ce53" office:value-type="float" office:value="644.61" calcext:value-type="float">
            <text:p>644.61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3" calcext:value-type="float">
            <text:p><text:s text:c="3"/>142,563</text:p>
          </table:table-cell>
          <table:table-cell table:style-name="ce36" office:value-type="float" office:value="9139050" calcext:value-type="float">
            <text:p><text:s text:c="3"/>9,139,050</text:p>
          </table:table-cell>
          <table:table-cell table:style-name="ce36" office:value-type="float" office:value="23347374" calcext:value-type="float">
            <text:p><text:s text:c="3"/>23,347,374</text:p>
          </table:table-cell>
          <table:table-cell table:style-name="ce36" office:value-type="float" office:value="11532446" calcext:value-type="float">
            <text:p><text:s text:c="3"/>11,532,446</text:p>
          </table:table-cell>
          <table:table-cell table:style-name="ce36" office:value-type="float" office:value="11814928" calcext:value-type="float">
            <text:p><text:s text:c="3"/>11,814,928</text:p>
          </table:table-cell>
          <table:table-cell table:style-name="ce53" office:value-type="float" office:value="97.61" calcext:value-type="float">
            <text:p>97.61</text:p>
          </table:table-cell>
          <table:table-cell table:style-name="ce53" office:value-type="float" office:value="645.01" calcext:value-type="float">
            <text:p>645.01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5" calcext:value-type="float">
            <text:p><text:s text:c="3"/>142,565</text:p>
          </table:table-cell>
          <table:table-cell table:style-name="ce36" office:value-type="float" office:value="9153985" calcext:value-type="float">
            <text:p><text:s text:c="3"/>9,153,985</text:p>
          </table:table-cell>
          <table:table-cell table:style-name="ce36" office:value-type="float" office:value="23361084" calcext:value-type="float">
            <text:p><text:s text:c="3"/>23,361,084</text:p>
          </table:table-cell>
          <table:table-cell table:style-name="ce36" office:value-type="float" office:value="11536859" calcext:value-type="float">
            <text:p><text:s text:c="3"/>11,536,859</text:p>
          </table:table-cell>
          <table:table-cell table:style-name="ce36" office:value-type="float" office:value="11824225" calcext:value-type="float">
            <text:p><text:s text:c="3"/>11,824,225</text:p>
          </table:table-cell>
          <table:table-cell table:style-name="ce53" office:value-type="float" office:value="97.57" calcext:value-type="float">
            <text:p>97.57</text:p>
          </table:table-cell>
          <table:table-cell table:style-name="ce53" office:value-type="float" office:value="645.39" calcext:value-type="float">
            <text:p>645.39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70" calcext:value-type="float">
            <text:p><text:s text:c="3"/>142,570</text:p>
          </table:table-cell>
          <table:table-cell table:style-name="ce36" office:value-type="float" office:value="9167221" calcext:value-type="float">
            <text:p><text:s text:c="3"/>9,167,221</text:p>
          </table:table-cell>
          <table:table-cell table:style-name="ce36" office:value-type="float" office:value="23373283" calcext:value-type="float">
            <text:p><text:s text:c="3"/>23,373,283</text:p>
          </table:table-cell>
          <table:table-cell table:style-name="ce36" office:value-type="float" office:value="11540567" calcext:value-type="float">
            <text:p><text:s text:c="3"/>11,540,567</text:p>
          </table:table-cell>
          <table:table-cell table:style-name="ce36" office:value-type="float" office:value="11832716" calcext:value-type="float">
            <text:p><text:s text:c="3"/>11,832,716</text:p>
          </table:table-cell>
          <table:table-cell table:style-name="ce53" office:value-type="float" office:value="97.53" calcext:value-type="float">
            <text:p>97.53</text:p>
          </table:table-cell>
          <table:table-cell table:style-name="ce53" office:value-type="float" office:value="645.72" calcext:value-type="float">
            <text:p>645.72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180345" calcext:value-type="float">
            <text:p><text:s text:c="3"/>9,180,345</text:p>
          </table:table-cell>
          <table:table-cell table:style-name="ce36" office:value-type="float" office:value="23392423" calcext:value-type="float">
            <text:p><text:s text:c="3"/>23,392,423</text:p>
          </table:table-cell>
          <table:table-cell table:style-name="ce36" office:value-type="float" office:value="11548206" calcext:value-type="float">
            <text:p><text:s text:c="3"/>11,548,206</text:p>
          </table:table-cell>
          <table:table-cell table:style-name="ce36" office:value-type="float" office:value="11844217" calcext:value-type="float">
            <text:p><text:s text:c="3"/>11,844,217</text:p>
          </table:table-cell>
          <table:table-cell table:style-name="ce53" office:value-type="float" office:value="97.5" calcext:value-type="float">
            <text:p>97.50</text:p>
          </table:table-cell>
          <table:table-cell table:style-name="ce53" office:value-type="float" office:value="646.25" calcext:value-type="float">
            <text:p>646.25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18" calcext:value-type="float">
            <text:p><text:s text:c="3"/>142,518</text:p>
          </table:table-cell>
          <table:table-cell table:style-name="ce36" office:value-type="float" office:value="9199122" calcext:value-type="float">
            <text:p><text:s text:c="3"/>9,199,122</text:p>
          </table:table-cell>
          <table:table-cell table:style-name="ce36" office:value-type="float" office:value="23399654" calcext:value-type="float">
            <text:p><text:s text:c="3"/>23,399,654</text:p>
          </table:table-cell>
          <table:table-cell table:style-name="ce36" office:value-type="float" office:value="11550127" calcext:value-type="float">
            <text:p><text:s text:c="3"/>11,550,127</text:p>
          </table:table-cell>
          <table:table-cell table:style-name="ce36" office:value-type="float" office:value="11849527" calcext:value-type="float">
            <text:p><text:s text:c="3"/>11,849,527</text:p>
          </table:table-cell>
          <table:table-cell table:style-name="ce53" office:value-type="float" office:value="97.47" calcext:value-type="float">
            <text:p>97.47</text:p>
          </table:table-cell>
          <table:table-cell table:style-name="ce53" office:value-type="float" office:value="646.45" calcext:value-type="float">
            <text:p>646.45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5" calcext:value-type="float">
            <text:p><text:s text:c="3"/>142,525</text:p>
          </table:table-cell>
          <table:table-cell table:style-name="ce36" office:value-type="float" office:value="9220646" calcext:value-type="float">
            <text:p><text:s text:c="3"/>9,220,646</text:p>
          </table:table-cell>
          <table:table-cell table:style-name="ce36" office:value-type="float" office:value="23404300" calcext:value-type="float">
            <text:p><text:s text:c="3"/>23,404,300</text:p>
          </table:table-cell>
          <table:table-cell table:style-name="ce36" office:value-type="float" office:value="11550801" calcext:value-type="float">
            <text:p><text:s text:c="3"/>11,550,801</text:p>
          </table:table-cell>
          <table:table-cell table:style-name="ce36" office:value-type="float" office:value="11853499" calcext:value-type="float">
            <text:p><text:s text:c="3"/>11,853,499</text:p>
          </table:table-cell>
          <table:table-cell table:style-name="ce53" office:value-type="float" office:value="97.45" calcext:value-type="float">
            <text:p>97.45</text:p>
          </table:table-cell>
          <table:table-cell table:style-name="ce53" office:value-type="float" office:value="646.58" calcext:value-type="float">
            <text:p>646.58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2" calcext:value-type="float">
            <text:p><text:s text:c="3"/>142,522</text:p>
          </table:table-cell>
          <table:table-cell table:style-name="ce36" office:value-type="float" office:value="9226306" calcext:value-type="float">
            <text:p><text:s text:c="3"/>9,226,306</text:p>
          </table:table-cell>
          <table:table-cell table:style-name="ce36" office:value-type="float" office:value="23411858" calcext:value-type="float">
            <text:p><text:s text:c="3"/>23,411,858</text:p>
          </table:table-cell>
          <table:table-cell table:style-name="ce36" office:value-type="float" office:value="11552479" calcext:value-type="float">
            <text:p><text:s text:c="3"/>11,552,479</text:p>
          </table:table-cell>
          <table:table-cell table:style-name="ce36" office:value-type="float" office:value="11859379" calcext:value-type="float">
            <text:p><text:s text:c="3"/>11,859,379</text:p>
          </table:table-cell>
          <table:table-cell table:style-name="ce53" office:value-type="float" office:value="97.41" calcext:value-type="float">
            <text:p>97.41</text:p>
          </table:table-cell>
          <table:table-cell table:style-name="ce53" office:value-type="float" office:value="646.79" calcext:value-type="float">
            <text:p>646.79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4" calcext:value-type="float">
            <text:p><text:s text:c="3"/>142,524</text:p>
          </table:table-cell>
          <table:table-cell table:style-name="ce36" office:value-type="float" office:value="9233926" calcext:value-type="float">
            <text:p><text:s text:c="3"/>9,233,926</text:p>
          </table:table-cell>
          <table:table-cell table:style-name="ce36" office:value-type="float" office:value="23415008" calcext:value-type="float">
            <text:p><text:s text:c="3"/>23,415,008</text:p>
          </table:table-cell>
          <table:table-cell table:style-name="ce36" office:value-type="float" office:value="11552369" calcext:value-type="float">
            <text:p><text:s text:c="3"/>11,552,369</text:p>
          </table:table-cell>
          <table:table-cell table:style-name="ce36" office:value-type="float" office:value="11862639" calcext:value-type="float">
            <text:p><text:s text:c="3"/>11,862,639</text:p>
          </table:table-cell>
          <table:table-cell table:style-name="ce53" office:value-type="float" office:value="97.38" calcext:value-type="float">
            <text:p>97.38</text:p>
          </table:table-cell>
          <table:table-cell table:style-name="ce53" office:value-type="float" office:value="646.88" calcext:value-type="float">
            <text:p>646.88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3" table:style-name="ce24" office:value-type="float" office:value="0" calcext:value-type="float">
            <text:p>—</text:p>
          </table:table-cell>
          <table:table-cell table:style-name="ce24" office:value-type="float" office:value="-0.00350805800924724" calcext:value-type="float">
            <text:p>–0.00</text:p>
          </table:table-cell>
          <table:table-cell table:style-name="ce24" office:value-type="float" office:value="1.72786729133116" calcext:value-type="float">
            <text:p>1.73</text:p>
          </table:table-cell>
          <table:table-cell table:style-name="ce24" office:value-type="float" office:value="0.780830584404229" calcext:value-type="float">
            <text:p>0.78</text:p>
          </table:table-cell>
          <table:table-cell table:style-name="ce24" office:value-type="float" office:value="0.565462438362966" calcext:value-type="float">
            <text:p>0.57</text:p>
          </table:table-cell>
          <table:table-cell table:style-name="ce24" office:value-type="float" office:value="0.991454158589928" calcext:value-type="float">
            <text:p>0.99</text:p>
          </table:table-cell>
          <table:table-cell table:style-name="ce24" office:value-type="float" office:value="-0.429447852760738" calcext:value-type="float">
            <text:p>–0.43</text:p>
          </table:table-cell>
          <table:table-cell table:style-name="ce24" office:value-type="float" office:value="0.782102016015951" calcext:value-type="float">
            <text:p>0.78</text:p>
          </table:table-cell>
          <table:table-cell table:style-name="ce24" office:value-type="float" office:value="-0.781250000000001" calcext:value-type="float">
            <text:p>–0.78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0.00140329212332131" calcext:value-type="float">
            <text:p>0.00</text:p>
          </table:table-cell>
          <table:table-cell table:style-name="ce25" office:value-type="float" office:value="0.082589933609399" calcext:value-type="float">
            <text:p>0.08</text:p>
          </table:table-cell>
          <table:table-cell table:style-name="ce25" office:value-type="float" office:value="0.0134547202533007" calcext:value-type="float">
            <text:p>0.01</text:p>
          </table:table-cell>
          <table:table-cell table:style-name="ce25" office:value-type="float" office:value="-0.000952176584783232" calcext:value-type="float">
            <text:p>–0.00</text:p>
          </table:table-cell>
          <table:table-cell table:style-name="ce25" office:value-type="float" office:value="0.0274887917824365" calcext:value-type="float">
            <text:p>0.03</text:p>
          </table:table-cell>
          <table:table-cell table:style-name="ce25" office:value-type="float" office:value="-0.0307976593778884" calcext:value-type="float">
            <text:p>–0.03</text:p>
          </table:table-cell>
          <table:table-cell table:style-name="ce25" office:value-type="float" office:value="0.0139148719058785" calcext:value-type="float">
            <text:p>0.01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11 月 底" calcext:value-type="string">
            <text:p><text:s/>中 華 民 國 <text:s/>112 年 11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4" calcext:value-type="float">
            <text:p><text:s text:c="3"/>142,524</text:p>
          </table:table-cell>
          <table:table-cell table:style-name="ce35" office:value-type="float" office:value="9233926" calcext:value-type="float">
            <text:p><text:s text:c="3"/>9,233,926</text:p>
          </table:table-cell>
          <table:table-cell table:style-name="ce35" office:value-type="float" office:value="23415008" calcext:value-type="float">
            <text:p><text:s text:c="3"/>23,415,008</text:p>
          </table:table-cell>
          <table:table-cell table:style-name="ce35" office:value-type="float" office:value="11552369" calcext:value-type="float">
            <text:p><text:s text:c="3"/>11,552,369</text:p>
          </table:table-cell>
          <table:table-cell table:style-name="ce35" office:value-type="float" office:value="11862639" calcext:value-type="float">
            <text:p><text:s text:c="3"/>11,862,639</text:p>
          </table:table-cell>
          <table:table-cell table:style-name="ce52" office:value-type="float" office:value="97.38" calcext:value-type="float">
            <text:p>97.38</text:p>
          </table:table-cell>
          <table:table-cell table:style-name="ce52" office:value-type="float" office:value="646.88" calcext:value-type="float">
            <text:p>646.88</text:p>
          </table:table-cell>
          <table:table-cell table:style-name="ce63" office:value-type="float" office:value="2.54" calcext:value-type="float">
            <text:p>2.54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8" calcext:value-type="float">
            <text:p><text:s text:c="3"/>22,158</text:p>
          </table:table-cell>
          <table:table-cell table:style-name="ce35" office:value-type="float" office:value="1669604" calcext:value-type="float">
            <text:p><text:s text:c="3"/>1,669,604</text:p>
          </table:table-cell>
          <table:table-cell table:style-name="ce35" office:value-type="float" office:value="4039946" calcext:value-type="float">
            <text:p><text:s text:c="3"/>4,039,946</text:p>
          </table:table-cell>
          <table:table-cell table:style-name="ce35" office:value-type="float" office:value="1965172" calcext:value-type="float">
            <text:p><text:s text:c="3"/>1,965,172</text:p>
          </table:table-cell>
          <table:table-cell table:style-name="ce35" office:value-type="float" office:value="2074774" calcext:value-type="float">
            <text:p><text:s text:c="3"/>2,074,774</text:p>
          </table:table-cell>
          <table:table-cell table:style-name="ce52" office:value-type="float" office:value="94.72" calcext:value-type="float">
            <text:p>94.72</text:p>
          </table:table-cell>
          <table:table-cell table:style-name="ce52" office:value-type="float" office:value="1968.24" calcext:value-type="float">
            <text:p>1,968.24</text:p>
          </table:table-cell>
          <table:table-cell table:style-name="ce63" office:value-type="float" office:value="2.42" calcext:value-type="float">
            <text:p>2.42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3" calcext:value-type="float">
            <text:p><text:s text:c="3"/>9,573</text:p>
          </table:table-cell>
          <table:table-cell table:style-name="ce35" office:value-type="float" office:value="1064629" calcext:value-type="float">
            <text:p><text:s text:c="3"/>1,064,629</text:p>
          </table:table-cell>
          <table:table-cell table:style-name="ce35" office:value-type="float" office:value="2509894" calcext:value-type="float">
            <text:p><text:s text:c="3"/>2,509,894</text:p>
          </table:table-cell>
          <table:table-cell table:style-name="ce35" office:value-type="float" office:value="1186475" calcext:value-type="float">
            <text:p><text:s text:c="3"/>1,186,475</text:p>
          </table:table-cell>
          <table:table-cell table:style-name="ce35" office:value-type="float" office:value="1323419" calcext:value-type="float">
            <text:p><text:s text:c="3"/>1,323,419</text:p>
          </table:table-cell>
          <table:table-cell table:style-name="ce52" office:value-type="float" office:value="89.65" calcext:value-type="float">
            <text:p>89.65</text:p>
          </table:table-cell>
          <table:table-cell table:style-name="ce52" office:value-type="float" office:value="9234.35" calcext:value-type="float">
            <text:p>9,234.35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72" calcext:value-type="float">
            <text:p><text:s text:c="3"/>11,972</text:p>
          </table:table-cell>
          <table:table-cell table:style-name="ce35" office:value-type="float" office:value="902193" calcext:value-type="float">
            <text:p><text:s text:c="3"/>902,193</text:p>
          </table:table-cell>
          <table:table-cell table:style-name="ce35" office:value-type="float" office:value="2315727" calcext:value-type="float">
            <text:p><text:s text:c="3"/>2,315,727</text:p>
          </table:table-cell>
          <table:table-cell table:style-name="ce35" office:value-type="float" office:value="1142088" calcext:value-type="float">
            <text:p><text:s text:c="3"/>1,142,088</text:p>
          </table:table-cell>
          <table:table-cell table:style-name="ce35" office:value-type="float" office:value="1173639" calcext:value-type="float">
            <text:p><text:s text:c="3"/>1,173,639</text:p>
          </table:table-cell>
          <table:table-cell table:style-name="ce52" office:value-type="float" office:value="97.31" calcext:value-type="float">
            <text:p>97.31</text:p>
          </table:table-cell>
          <table:table-cell table:style-name="ce52" office:value-type="float" office:value="1896.65" calcext:value-type="float">
            <text:p>1,896.65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58271" calcext:value-type="float">
            <text:p><text:s text:c="3"/>1,058,271</text:p>
          </table:table-cell>
          <table:table-cell table:style-name="ce35" office:value-type="float" office:value="2844250" calcext:value-type="float">
            <text:p><text:s text:c="3"/>2,844,250</text:p>
          </table:table-cell>
          <table:table-cell table:style-name="ce35" office:value-type="float" office:value="1391080" calcext:value-type="float">
            <text:p><text:s text:c="3"/>1,391,080</text:p>
          </table:table-cell>
          <table:table-cell table:style-name="ce35" office:value-type="float" office:value="1453170" calcext:value-type="float">
            <text:p><text:s text:c="3"/>1,453,170</text:p>
          </table:table-cell>
          <table:table-cell table:style-name="ce52" office:value-type="float" office:value="95.73" calcext:value-type="float">
            <text:p>95.73</text:p>
          </table:table-cell>
          <table:table-cell table:style-name="ce52" office:value-type="float" office:value="1284.15" calcext:value-type="float">
            <text:p>1,284.15</text:p>
          </table:table-cell>
          <table:table-cell table:style-name="ce63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26638" calcext:value-type="float">
            <text:p><text:s text:c="3"/>726,638</text:p>
          </table:table-cell>
          <table:table-cell table:style-name="ce35" office:value-type="float" office:value="1859776" calcext:value-type="float">
            <text:p><text:s text:c="3"/>1,859,776</text:p>
          </table:table-cell>
          <table:table-cell table:style-name="ce35" office:value-type="float" office:value="923234" calcext:value-type="float">
            <text:p><text:s text:c="3"/>923,234</text:p>
          </table:table-cell>
          <table:table-cell table:style-name="ce35" office:value-type="float" office:value="936542" calcext:value-type="float">
            <text:p><text:s text:c="3"/>936,542</text:p>
          </table:table-cell>
          <table:table-cell table:style-name="ce52" office:value-type="float" office:value="98.58" calcext:value-type="float">
            <text:p>98.58</text:p>
          </table:table-cell>
          <table:table-cell table:style-name="ce52" office:value-type="float" office:value="848.57" calcext:value-type="float">
            <text:p>848.57</text:p>
          </table:table-cell>
          <table:table-cell table:style-name="ce63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218" calcext:value-type="float">
            <text:p><text:s text:c="3"/>17,218</text:p>
          </table:table-cell>
          <table:table-cell table:style-name="ce35" office:value-type="float" office:value="1150117" calcext:value-type="float">
            <text:p><text:s text:c="3"/>1,150,117</text:p>
          </table:table-cell>
          <table:table-cell table:style-name="ce35" office:value-type="float" office:value="2737608" calcext:value-type="float">
            <text:p><text:s text:c="3"/>2,737,608</text:p>
          </table:table-cell>
          <table:table-cell table:style-name="ce35" office:value-type="float" office:value="1343105" calcext:value-type="float">
            <text:p><text:s text:c="3"/>1,343,105</text:p>
          </table:table-cell>
          <table:table-cell table:style-name="ce35" office:value-type="float" office:value="1394503" calcext:value-type="float">
            <text:p><text:s text:c="3"/>1,394,503</text:p>
          </table:table-cell>
          <table:table-cell table:style-name="ce52" office:value-type="float" office:value="96.31" calcext:value-type="float">
            <text:p>96.31</text:p>
          </table:table-cell>
          <table:table-cell table:style-name="ce52" office:value-type="float" office:value="927.42" calcext:value-type="float">
            <text:p>927.42</text:p>
          </table:table-cell>
          <table:table-cell table:style-name="ce63" office:value-type="float" office:value="2.38" calcext:value-type="float">
            <text:p>2.38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95" calcext:value-type="float">
            <text:p><text:s text:c="3"/>58,495</text:p>
          </table:table-cell>
          <table:table-cell table:style-name="ce35" office:value-type="float" office:value="2614983" calcext:value-type="float">
            <text:p><text:s text:c="3"/>2,614,983</text:p>
          </table:table-cell>
          <table:table-cell table:style-name="ce35" office:value-type="float" office:value="6949656" calcext:value-type="float">
            <text:p><text:s text:c="3"/>6,949,656</text:p>
          </table:table-cell>
          <table:table-cell table:style-name="ce35" office:value-type="float" office:value="3521596" calcext:value-type="float">
            <text:p><text:s text:c="3"/>3,521,596</text:p>
          </table:table-cell>
          <table:table-cell table:style-name="ce35" office:value-type="float" office:value="3428060" calcext:value-type="float">
            <text:p><text:s text:c="3"/>3,428,060</text:p>
          </table:table-cell>
          <table:table-cell table:style-name="ce52" office:value-type="float" office:value="102.73" calcext:value-type="float">
            <text:p>102.73</text:p>
          </table:table-cell>
          <table:table-cell table:style-name="ce52" office:value-type="float" office:value="276.77" calcext:value-type="float">
            <text:p>276.77</text:p>
          </table:table-cell>
          <table:table-cell table:style-name="ce63" office:value-type="float" office:value="2.66" calcext:value-type="float">
            <text:p>2.66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0" calcext:value-type="float">
            <text:p><text:s text:c="3"/>3,660</text:p>
          </table:table-cell>
          <table:table-cell table:style-name="ce36" office:value-type="float" office:value="178586" calcext:value-type="float">
            <text:p><text:s text:c="3"/>178,586</text:p>
          </table:table-cell>
          <table:table-cell table:style-name="ce36" office:value-type="float" office:value="449963" calcext:value-type="float">
            <text:p><text:s text:c="3"/>449,963</text:p>
          </table:table-cell>
          <table:table-cell table:style-name="ce36" office:value-type="float" office:value="225960" calcext:value-type="float">
            <text:p><text:s text:c="3"/>225,960</text:p>
          </table:table-cell>
          <table:table-cell table:style-name="ce36" office:value-type="float" office:value="224003" calcext:value-type="float">
            <text:p><text:s text:c="3"/>224,003</text:p>
          </table:table-cell>
          <table:table-cell table:style-name="ce53" office:value-type="float" office:value="100.87" calcext:value-type="float">
            <text:p>100.87</text:p>
          </table:table-cell>
          <table:table-cell table:style-name="ce53" office:value-type="float" office:value="209.91" calcext:value-type="float">
            <text:p>209.91</text:p>
          </table:table-cell>
          <table:table-cell table:style-name="ce64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407" calcext:value-type="float">
            <text:p><text:s text:c="3"/>3,407</text:p>
          </table:table-cell>
          <table:table-cell table:style-name="ce36" office:value-type="float" office:value="220641" calcext:value-type="float">
            <text:p><text:s text:c="3"/>220,641</text:p>
          </table:table-cell>
          <table:table-cell table:style-name="ce36" office:value-type="float" office:value="588906" calcext:value-type="float">
            <text:p><text:s text:c="3"/>588,906</text:p>
          </table:table-cell>
          <table:table-cell table:style-name="ce36" office:value-type="float" office:value="299773" calcext:value-type="float">
            <text:p><text:s text:c="3"/>299,773</text:p>
          </table:table-cell>
          <table:table-cell table:style-name="ce36" office:value-type="float" office:value="289133" calcext:value-type="float">
            <text:p><text:s text:c="3"/>289,133</text:p>
          </table:table-cell>
          <table:table-cell table:style-name="ce53" office:value-type="float" office:value="103.68" calcext:value-type="float">
            <text:p>103.68</text:p>
          </table:table-cell>
          <table:table-cell table:style-name="ce53" office:value-type="float" office:value="412.53" calcext:value-type="float">
            <text:p>412.53</text:p>
          </table:table-cell>
          <table:table-cell table:style-name="ce64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8" calcext:value-type="float">
            <text:p><text:s text:c="3"/>4,698</text:p>
          </table:table-cell>
          <table:table-cell table:style-name="ce36" office:value-type="float" office:value="199526" calcext:value-type="float">
            <text:p><text:s text:c="3"/>199,526</text:p>
          </table:table-cell>
          <table:table-cell table:style-name="ce36" office:value-type="float" office:value="534677" calcext:value-type="float">
            <text:p><text:s text:c="3"/>534,677</text:p>
          </table:table-cell>
          <table:table-cell table:style-name="ce36" office:value-type="float" office:value="274991" calcext:value-type="float">
            <text:p><text:s text:c="3"/>274,991</text:p>
          </table:table-cell>
          <table:table-cell table:style-name="ce36" office:value-type="float" office:value="259686" calcext:value-type="float">
            <text:p><text:s text:c="3"/>259,686</text:p>
          </table:table-cell>
          <table:table-cell table:style-name="ce53" office:value-type="float" office:value="105.89" calcext:value-type="float">
            <text:p>105.89</text:p>
          </table:table-cell>
          <table:table-cell table:style-name="ce53" office:value-type="float" office:value="293.73" calcext:value-type="float">
            <text:p>293.73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5" calcext:value-type="float">
            <text:p><text:s text:c="3"/>9,215</text:p>
          </table:table-cell>
          <table:table-cell table:style-name="ce36" office:value-type="float" office:value="406201" calcext:value-type="float">
            <text:p><text:s text:c="3"/>406,201</text:p>
          </table:table-cell>
          <table:table-cell table:style-name="ce36" office:value-type="float" office:value="1239614" calcext:value-type="float">
            <text:p><text:s text:c="3"/>1,239,614</text:p>
          </table:table-cell>
          <table:table-cell table:style-name="ce36" office:value-type="float" office:value="628442" calcext:value-type="float">
            <text:p><text:s text:c="3"/>628,442</text:p>
          </table:table-cell>
          <table:table-cell table:style-name="ce36" office:value-type="float" office:value="611172" calcext:value-type="float">
            <text:p><text:s text:c="3"/>611,172</text:p>
          </table:table-cell>
          <table:table-cell table:style-name="ce53" office:value-type="float" office:value="102.83" calcext:value-type="float">
            <text:p>102.83</text:p>
          </table:table-cell>
          <table:table-cell table:style-name="ce53" office:value-type="float" office:value="1153.78" calcext:value-type="float">
            <text:p>1,153.78</text:p>
          </table:table-cell>
          <table:table-cell table:style-name="ce64" office:value-type="float" office:value="3.05" calcext:value-type="float">
            <text:p>3.05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3" calcext:value-type="float">
            <text:p><text:s text:c="3"/>4,213</text:p>
          </table:table-cell>
          <table:table-cell table:style-name="ce36" office:value-type="float" office:value="180588" calcext:value-type="float">
            <text:p><text:s text:c="3"/>180,588</text:p>
          </table:table-cell>
          <table:table-cell table:style-name="ce36" office:value-type="float" office:value="477326" calcext:value-type="float">
            <text:p><text:s text:c="3"/>477,326</text:p>
          </table:table-cell>
          <table:table-cell table:style-name="ce36" office:value-type="float" office:value="243116" calcext:value-type="float">
            <text:p><text:s text:c="3"/>243,116</text:p>
          </table:table-cell>
          <table:table-cell table:style-name="ce36" office:value-type="float" office:value="234210" calcext:value-type="float">
            <text:p><text:s text:c="3"/>234,210</text:p>
          </table:table-cell>
          <table:table-cell table:style-name="ce53" office:value-type="float" office:value="103.8" calcext:value-type="float">
            <text:p>103.80</text:p>
          </table:table-cell>
          <table:table-cell table:style-name="ce53" office:value-type="float" office:value="116.24" calcext:value-type="float">
            <text:p>116.24</text:p>
          </table:table-cell>
          <table:table-cell table:style-name="ce64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1" calcext:value-type="float">
            <text:p><text:s text:c="3"/>6,511</text:p>
          </table:table-cell>
          <table:table-cell table:style-name="ce36" office:value-type="float" office:value="246932" calcext:value-type="float">
            <text:p><text:s text:c="3"/>246,932</text:p>
          </table:table-cell>
          <table:table-cell table:style-name="ce36" office:value-type="float" office:value="659841" calcext:value-type="float">
            <text:p><text:s text:c="3"/>659,841</text:p>
          </table:table-cell>
          <table:table-cell table:style-name="ce36" office:value-type="float" office:value="340295" calcext:value-type="float">
            <text:p><text:s text:c="3"/>340,295</text:p>
          </table:table-cell>
          <table:table-cell table:style-name="ce36" office:value-type="float" office:value="319546" calcext:value-type="float">
            <text:p><text:s text:c="3"/>319,546</text:p>
          </table:table-cell>
          <table:table-cell table:style-name="ce53" office:value-type="float" office:value="106.49" calcext:value-type="float">
            <text:p>106.49</text:p>
          </table:table-cell>
          <table:table-cell table:style-name="ce53" office:value-type="float" office:value="511.17" calcext:value-type="float">
            <text:p>511.17</text:p>
          </table:table-cell>
          <table:table-cell table:style-name="ce64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9" calcext:value-type="float">
            <text:p><text:s text:c="3"/>5,369</text:p>
          </table:table-cell>
          <table:table-cell table:style-name="ce36" office:value-type="float" office:value="186421" calcext:value-type="float">
            <text:p><text:s text:c="3"/>186,421</text:p>
          </table:table-cell>
          <table:table-cell table:style-name="ce36" office:value-type="float" office:value="484892" calcext:value-type="float">
            <text:p><text:s text:c="3"/>484,892</text:p>
          </table:table-cell>
          <table:table-cell table:style-name="ce36" office:value-type="float" office:value="251023" calcext:value-type="float">
            <text:p><text:s text:c="3"/>251,023</text:p>
          </table:table-cell>
          <table:table-cell table:style-name="ce36" office:value-type="float" office:value="233869" calcext:value-type="float">
            <text:p><text:s text:c="3"/>233,869</text:p>
          </table:table-cell>
          <table:table-cell table:style-name="ce53" office:value-type="float" office:value="107.33" calcext:value-type="float">
            <text:p>107.33</text:p>
          </table:table-cell>
          <table:table-cell table:style-name="ce53" office:value-type="float" office:value="254.72" calcext:value-type="float">
            <text:p>254.72</text:p>
          </table:table-cell>
          <table:table-cell table:style-name="ce64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297641" calcext:value-type="float">
            <text:p><text:s text:c="3"/>297,641</text:p>
          </table:table-cell>
          <table:table-cell table:style-name="ce36" office:value-type="float" office:value="795417" calcext:value-type="float">
            <text:p><text:s text:c="3"/>795,417</text:p>
          </table:table-cell>
          <table:table-cell table:style-name="ce36" office:value-type="float" office:value="403158" calcext:value-type="float">
            <text:p><text:s text:c="3"/>403,158</text:p>
          </table:table-cell>
          <table:table-cell table:style-name="ce36" office:value-type="float" office:value="392259" calcext:value-type="float">
            <text:p><text:s text:c="3"/>392,259</text:p>
          </table:table-cell>
          <table:table-cell table:style-name="ce53" office:value-type="float" office:value="102.78" calcext:value-type="float">
            <text:p>102.78</text:p>
          </table:table-cell>
          <table:table-cell table:style-name="ce53" office:value-type="float" office:value="286.57" calcext:value-type="float">
            <text:p>286.57</text:p>
          </table:table-cell>
          <table:table-cell table:style-name="ce64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627" calcext:value-type="float">
            <text:p><text:s text:c="3"/>84,627</text:p>
          </table:table-cell>
          <table:table-cell table:style-name="ce36" office:value-type="float" office:value="211550" calcext:value-type="float">
            <text:p><text:s text:c="3"/>211,550</text:p>
          </table:table-cell>
          <table:table-cell table:style-name="ce36" office:value-type="float" office:value="107966" calcext:value-type="float">
            <text:p><text:s text:c="3"/>107,966</text:p>
          </table:table-cell>
          <table:table-cell table:style-name="ce36" office:value-type="float" office:value="103584" calcext:value-type="float">
            <text:p><text:s text:c="3"/>103,584</text:p>
          </table:table-cell>
          <table:table-cell table:style-name="ce53" office:value-type="float" office:value="104.23" calcext:value-type="float">
            <text:p>104.23</text:p>
          </table:table-cell>
          <table:table-cell table:style-name="ce53" office:value-type="float" office:value="60.18" calcext:value-type="float">
            <text:p>60.18</text:p>
          </table:table-cell>
          <table:table-cell table:style-name="ce64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2" calcext:value-type="float">
            <text:p><text:s text:c="3"/>3,622</text:p>
          </table:table-cell>
          <table:table-cell table:style-name="ce36" office:value-type="float" office:value="128881" calcext:value-type="float">
            <text:p><text:s text:c="3"/>128,881</text:p>
          </table:table-cell>
          <table:table-cell table:style-name="ce36" office:value-type="float" office:value="317643" calcext:value-type="float">
            <text:p><text:s text:c="3"/>317,643</text:p>
          </table:table-cell>
          <table:table-cell table:style-name="ce36" office:value-type="float" office:value="159762" calcext:value-type="float">
            <text:p><text:s text:c="3"/>159,762</text:p>
          </table:table-cell>
          <table:table-cell table:style-name="ce36" office:value-type="float" office:value="157881" calcext:value-type="float">
            <text:p><text:s text:c="3"/>157,881</text:p>
          </table:table-cell>
          <table:table-cell table:style-name="ce53" office:value-type="float" office:value="101.19" calcext:value-type="float">
            <text:p>101.19</text:p>
          </table:table-cell>
          <table:table-cell table:style-name="ce53" office:value-type="float" office:value="68.63" calcext:value-type="float">
            <text:p>68.63</text:p>
          </table:table-cell>
          <table:table-cell table:style-name="ce64" office:value-type="float" office:value="2.46" calcext:value-type="float">
            <text:p>2.46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8" calcext:value-type="float">
            <text:p><text:s text:c="3"/>1,398</text:p>
          </table:table-cell>
          <table:table-cell table:style-name="ce36" office:value-type="float" office:value="43227" calcext:value-type="float">
            <text:p><text:s text:c="3"/>43,227</text:p>
          </table:table-cell>
          <table:table-cell table:style-name="ce36" office:value-type="float" office:value="107761" calcext:value-type="float">
            <text:p><text:s text:c="3"/>107,761</text:p>
          </table:table-cell>
          <table:table-cell table:style-name="ce36" office:value-type="float" office:value="55244" calcext:value-type="float">
            <text:p><text:s text:c="3"/>55,244</text:p>
          </table:table-cell>
          <table:table-cell table:style-name="ce36" office:value-type="float" office:value="52517" calcext:value-type="float">
            <text:p><text:s text:c="3"/>52,517</text:p>
          </table:table-cell>
          <table:table-cell table:style-name="ce53" office:value-type="float" office:value="105.19" calcext:value-type="float">
            <text:p>105.19</text:p>
          </table:table-cell>
          <table:table-cell table:style-name="ce53" office:value-type="float" office:value="849.42" calcext:value-type="float">
            <text:p>849.42</text:p>
          </table:table-cell>
          <table:table-cell table:style-name="ce64" office:value-type="float" office:value="2.49" calcext:value-type="float">
            <text:p>2.4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4" calcext:value-type="float">
            <text:p><text:s text:c="3"/>3,324</text:p>
          </table:table-cell>
          <table:table-cell table:style-name="ce36" office:value-type="float" office:value="159231" calcext:value-type="float">
            <text:p><text:s text:c="3"/>159,231</text:p>
          </table:table-cell>
          <table:table-cell table:style-name="ce36" office:value-type="float" office:value="362354" calcext:value-type="float">
            <text:p><text:s text:c="3"/>362,354</text:p>
          </table:table-cell>
          <table:table-cell table:style-name="ce36" office:value-type="float" office:value="180185" calcext:value-type="float">
            <text:p><text:s text:c="3"/>180,185</text:p>
          </table:table-cell>
          <table:table-cell table:style-name="ce36" office:value-type="float" office:value="182169" calcext:value-type="float">
            <text:p><text:s text:c="3"/>182,169</text:p>
          </table:table-cell>
          <table:table-cell table:style-name="ce53" office:value-type="float" office:value="98.91" calcext:value-type="float">
            <text:p>98.91</text:p>
          </table:table-cell>
          <table:table-cell table:style-name="ce53" office:value-type="float" office:value="2729.41" calcext:value-type="float">
            <text:p>2,729.41</text:p>
          </table:table-cell>
          <table:table-cell table:style-name="ce64" office:value-type="float" office:value="2.28" calcext:value-type="float">
            <text:p>2.2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5" calcext:value-type="float">
            <text:p><text:s text:c="3"/>2,165</text:p>
          </table:table-cell>
          <table:table-cell table:style-name="ce36" office:value-type="float" office:value="179129" calcext:value-type="float">
            <text:p><text:s text:c="3"/>179,129</text:p>
          </table:table-cell>
          <table:table-cell table:style-name="ce36" office:value-type="float" office:value="456116" calcext:value-type="float">
            <text:p><text:s text:c="3"/>456,116</text:p>
          </table:table-cell>
          <table:table-cell table:style-name="ce36" office:value-type="float" office:value="225043" calcext:value-type="float">
            <text:p><text:s text:c="3"/>225,043</text:p>
          </table:table-cell>
          <table:table-cell table:style-name="ce36" office:value-type="float" office:value="231073" calcext:value-type="float">
            <text:p><text:s text:c="3"/>231,073</text:p>
          </table:table-cell>
          <table:table-cell table:style-name="ce53" office:value-type="float" office:value="97.39" calcext:value-type="float">
            <text:p>97.39</text:p>
          </table:table-cell>
          <table:table-cell table:style-name="ce53" office:value-type="float" office:value="4379.3" calcext:value-type="float">
            <text:p>4,379.30</text:p>
          </table:table-cell>
          <table:table-cell table:style-name="ce64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3352" calcext:value-type="float">
            <text:p><text:s text:c="3"/>103,352</text:p>
          </table:table-cell>
          <table:table-cell table:style-name="ce36" office:value-type="float" office:value="263596" calcext:value-type="float">
            <text:p><text:s text:c="3"/>263,596</text:p>
          </table:table-cell>
          <table:table-cell table:style-name="ce36" office:value-type="float" office:value="126638" calcext:value-type="float">
            <text:p><text:s text:c="3"/>126,638</text:p>
          </table:table-cell>
          <table:table-cell table:style-name="ce36" office:value-type="float" office:value="136958" calcext:value-type="float">
            <text:p><text:s text:c="3"/>136,958</text:p>
          </table:table-cell>
          <table:table-cell table:style-name="ce53" office:value-type="float" office:value="92.46" calcext:value-type="float">
            <text:p>92.46</text:p>
          </table:table-cell>
          <table:table-cell table:style-name="ce53" office:value-type="float" office:value="4391.39" calcext:value-type="float">
            <text:p>4,391.39</text:p>
          </table:table-cell>
          <table:table-cell table:style-name="ce64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7491" calcext:value-type="float">
            <text:p><text:s text:c="3"/>47,491</text:p>
          </table:table-cell>
          <table:table-cell table:style-name="ce35" office:value-type="float" office:value="158151" calcext:value-type="float">
            <text:p><text:s text:c="3"/>158,151</text:p>
          </table:table-cell>
          <table:table-cell table:style-name="ce35" office:value-type="float" office:value="79619" calcext:value-type="float">
            <text:p><text:s text:c="3"/>79,619</text:p>
          </table:table-cell>
          <table:table-cell table:style-name="ce35" office:value-type="float" office:value="78532" calcext:value-type="float">
            <text:p><text:s text:c="3"/>78,532</text:p>
          </table:table-cell>
          <table:table-cell table:style-name="ce52" office:value-type="float" office:value="101.38" calcext:value-type="float">
            <text:p>101.38</text:p>
          </table:table-cell>
          <table:table-cell table:style-name="ce52" office:value-type="float" office:value="876.4" calcext:value-type="float">
            <text:p>876.40</text:p>
          </table:table-cell>
          <table:table-cell table:style-name="ce63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786" calcext:value-type="float">
            <text:p><text:s text:c="3"/>43,786</text:p>
          </table:table-cell>
          <table:table-cell table:style-name="ce36" office:value-type="float" office:value="144080" calcext:value-type="float">
            <text:p><text:s text:c="3"/>144,080</text:p>
          </table:table-cell>
          <table:table-cell table:style-name="ce36" office:value-type="float" office:value="71516" calcext:value-type="float">
            <text:p><text:s text:c="3"/>71,516</text:p>
          </table:table-cell>
          <table:table-cell table:style-name="ce36" office:value-type="float" office:value="72564" calcext:value-type="float">
            <text:p><text:s text:c="3"/>72,564</text:p>
          </table:table-cell>
          <table:table-cell table:style-name="ce53" office:value-type="float" office:value="98.56" calcext:value-type="float">
            <text:p>98.56</text:p>
          </table:table-cell>
          <table:table-cell table:style-name="ce53" office:value-type="float" office:value="950.04" calcext:value-type="float">
            <text:p>950.04</text:p>
          </table:table-cell>
          <table:table-cell table:style-name="ce64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705" calcext:value-type="float">
            <text:p><text:s text:c="3"/>3,705</text:p>
          </table:table-cell>
          <table:table-cell table:style-name="ce36" office:value-type="float" office:value="14071" calcext:value-type="float">
            <text:p><text:s text:c="3"/>14,071</text:p>
          </table:table-cell>
          <table:table-cell table:style-name="ce36" office:value-type="float" office:value="8103" calcext:value-type="float">
            <text:p><text:s text:c="3"/>8,103</text:p>
          </table:table-cell>
          <table:table-cell table:style-name="ce36" office:value-type="float" office:value="5968" calcext:value-type="float">
            <text:p><text:s text:c="3"/>5,968</text:p>
          </table:table-cell>
          <table:table-cell table:style-name="ce53" office:value-type="float" office:value="135.77" calcext:value-type="float">
            <text:p>135.77</text:p>
          </table:table-cell>
          <table:table-cell table:style-name="ce53" office:value-type="float" office:value="488.58" calcext:value-type="float">
            <text:p>488.58</text:p>
          </table:table-cell>
          <table:table-cell table:style-name="ce64" office:value-type="float" office:value="3.8" calcext:value-type="float">
            <text:p>3.8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